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0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rayIncludeOptimized-250" table:style-name="ta1">
        <table:shapes>
          <draw:frame draw:z-index="0" draw:style-name="gr1" draw:text-style-name="P1" svg:width="9.1209in" svg:height="5.0929in" svg:x="0.4657in" svg:y="0.0417in">
            <draw:object draw:notify-on-update-of-ranges="'arrayIncludeOptimized-250'.A1:'arrayIncludeOptimized-250'.A1 'arrayIncludeOptimized-250'.A2:'arrayIncludeOptimized-250'.A103 'arrayIncludeOptimized-250'.B1:'arrayIncludeOptimized-250'.B1 'arrayIncludeOptimized-250'.B2:'arrayIncludeOptimized-250'.B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<text:s/>total</text:p>
          </table:table-cell>
          <table:table-cell office:value-type="string" calcext:value-type="string">
            <text:p><text:s/>date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5.68" calcext:value-type="float">
            <text:p>5.68</text:p>
          </table:table-cell>
          <table:table-cell office:value-type="float" office:value="1648429362377" calcext:value-type="float">
            <text:p>164842936237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.68" calcext:value-type="float">
            <text:p>5.68</text:p>
          </table:table-cell>
          <table:table-cell office:value-type="float" office:value="1648429362630" calcext:value-type="float">
            <text:p>164842936263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2644" calcext:value-type="float">
            <text:p>1648429362644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2880" calcext:value-type="float">
            <text:p>164842936288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2891" calcext:value-type="float">
            <text:p>164842936289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3136" calcext:value-type="float">
            <text:p>1648429363136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3138" calcext:value-type="float">
            <text:p>164842936313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3380" calcext:value-type="float">
            <text:p>164842936338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3384" calcext:value-type="float">
            <text:p>1648429363384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3630" calcext:value-type="float">
            <text:p>164842936363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3633" calcext:value-type="float">
            <text:p>164842936363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3880" calcext:value-type="float">
            <text:p>1648429363880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3883" calcext:value-type="float">
            <text:p>1648429363883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4131" calcext:value-type="float">
            <text:p>164842936413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4134" calcext:value-type="float">
            <text:p>1648429364134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4382" calcext:value-type="float">
            <text:p>1648429364382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4385" calcext:value-type="float">
            <text:p>164842936438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4632" calcext:value-type="float">
            <text:p>1648429364632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4635" calcext:value-type="float">
            <text:p>164842936463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4883" calcext:value-type="float">
            <text:p>164842936488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4885" calcext:value-type="float">
            <text:p>164842936488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5133" calcext:value-type="float">
            <text:p>164842936513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5135" calcext:value-type="float">
            <text:p>1648429365135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5383" calcext:value-type="float">
            <text:p>164842936538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5386" calcext:value-type="float">
            <text:p>164842936538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5633" calcext:value-type="float">
            <text:p>1648429365633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5636" calcext:value-type="float">
            <text:p>164842936563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5884" calcext:value-type="float">
            <text:p>164842936588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5886" calcext:value-type="float">
            <text:p>164842936588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6134" calcext:value-type="float">
            <text:p>1648429366134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6137" calcext:value-type="float">
            <text:p>164842936613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6384" calcext:value-type="float">
            <text:p>1648429366384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6387" calcext:value-type="float">
            <text:p>164842936638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6635" calcext:value-type="float">
            <text:p>1648429366635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6637" calcext:value-type="float">
            <text:p>164842936663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6886" calcext:value-type="float">
            <text:p>1648429366886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6889" calcext:value-type="float">
            <text:p>1648429366889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7136" calcext:value-type="float">
            <text:p>1648429367136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7139" calcext:value-type="float">
            <text:p>1648429367139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7387" calcext:value-type="float">
            <text:p>164842936738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7390" calcext:value-type="float">
            <text:p>1648429367390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7637" calcext:value-type="float">
            <text:p>1648429367637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7640" calcext:value-type="float">
            <text:p>1648429367640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7888" calcext:value-type="float">
            <text:p>1648429367888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7890" calcext:value-type="float">
            <text:p>1648429367890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8138" calcext:value-type="float">
            <text:p>164842936813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8141" calcext:value-type="float">
            <text:p>164842936814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8388" calcext:value-type="float">
            <text:p>164842936838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8391" calcext:value-type="float">
            <text:p>164842936839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8639" calcext:value-type="float">
            <text:p>1648429368639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8641" calcext:value-type="float">
            <text:p>1648429368641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8890" calcext:value-type="float">
            <text:p>1648429368890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8893" calcext:value-type="float">
            <text:p>164842936889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9140" calcext:value-type="float">
            <text:p>1648429369140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9143" calcext:value-type="float">
            <text:p>164842936914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9390" calcext:value-type="float">
            <text:p>1648429369390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9393" calcext:value-type="float">
            <text:p>164842936939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9642" calcext:value-type="float">
            <text:p>164842936964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9644" calcext:value-type="float">
            <text:p>1648429369644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9892" calcext:value-type="float">
            <text:p>164842936989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69895" calcext:value-type="float">
            <text:p>164842936989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70142" calcext:value-type="float">
            <text:p>1648429370142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70145" calcext:value-type="float">
            <text:p>1648429370145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70393" calcext:value-type="float">
            <text:p>1648429370393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5.73" calcext:value-type="float">
            <text:p>5.73</text:p>
          </table:table-cell>
          <table:table-cell office:value-type="float" office:value="1648429370395" calcext:value-type="float">
            <text:p>164842937039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23" calcext:value-type="float">
            <text:p>4.23</text:p>
          </table:table-cell>
          <table:table-cell office:value-type="float" office:value="1648429370644" calcext:value-type="float">
            <text:p>164842937064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29370646" calcext:value-type="float">
            <text:p>1648429370646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29370894" calcext:value-type="float">
            <text:p>1648429370894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23" calcext:value-type="float">
            <text:p>4.23</text:p>
          </table:table-cell>
          <table:table-cell office:value-type="float" office:value="1648429370896" calcext:value-type="float">
            <text:p>164842937089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1144" calcext:value-type="float">
            <text:p>164842937114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1147" calcext:value-type="float">
            <text:p>16484293711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1395" calcext:value-type="float">
            <text:p>164842937139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1397" calcext:value-type="float">
            <text:p>164842937139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1645" calcext:value-type="float">
            <text:p>164842937164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1648" calcext:value-type="float">
            <text:p>164842937164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1895" calcext:value-type="float">
            <text:p>164842937189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1898" calcext:value-type="float">
            <text:p>1648429371898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2147" calcext:value-type="float">
            <text:p>1648429372147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2150" calcext:value-type="float">
            <text:p>1648429372150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2397" calcext:value-type="float">
            <text:p>164842937239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2400" calcext:value-type="float">
            <text:p>164842937240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2648" calcext:value-type="float">
            <text:p>164842937264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2650" calcext:value-type="float">
            <text:p>164842937265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2898" calcext:value-type="float">
            <text:p>164842937289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2901" calcext:value-type="float">
            <text:p>164842937290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3148" calcext:value-type="float">
            <text:p>164842937314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3151" calcext:value-type="float">
            <text:p>164842937315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3400" calcext:value-type="float">
            <text:p>164842937340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3402" calcext:value-type="float">
            <text:p>164842937340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3650" calcext:value-type="float">
            <text:p>164842937365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3653" calcext:value-type="float">
            <text:p>164842937365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3900" calcext:value-type="float">
            <text:p>1648429373900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3903" calcext:value-type="float">
            <text:p>164842937390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151" calcext:value-type="float">
            <text:p>164842937415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153" calcext:value-type="float">
            <text:p>164842937415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401" calcext:value-type="float">
            <text:p>164842937440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403" calcext:value-type="float">
            <text:p>164842937440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651" calcext:value-type="float">
            <text:p>164842937465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654" calcext:value-type="float">
            <text:p>164842937465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902" calcext:value-type="float">
            <text:p>164842937490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904" calcext:value-type="float">
            <text:p>1648429374904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.48" calcext:value-type="float">
            <text:p>4.48</text:p>
          </table:table-cell>
          <table:table-cell office:value-type="float" office:value="1648429374905" calcext:value-type="float">
            <text:p>16484293749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2:06:02.209574528</dc:date>
    <meta:editing-duration>PT45S</meta:editing-duration>
    <meta:editing-cycles>1</meta:editing-cycles>
    <meta:generator>LibreOffice/6.4.7.2$Linux_X86_64 LibreOffice_project/40$Build-2</meta:generator>
    <meta:document-statistic meta:table-count="1" meta:cell-count="3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68cm" svg:height="12.937cm" xlink:href=".." xlink:type="simple" chart:class="chart:line" chart:style-name="ch1">
        <chart:legend chart:legend-position="end" svg:x="21.057cm" svg:y="5.92cm" style:legend-expansion="high" chart:style-name="ch2"/>
        <chart:plot-area chart:style-name="ch3" table:cell-range-address="'arrayIncludeOptimized-250'.A1:'arrayIncludeOptimized-250'.B103" chart:data-source-has-labels="row" svg:x="0.463cm" svg:y="0.258cm" svg:width="20.131cm" svg:height="12.421cm">
          <chartooo:coordinate-region svg:x="0.899cm" svg:y="0.379cm" svg:width="19.695cm" svg:height="11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rrayIncludeOptimized-250'.A2:'arrayIncludeOptimized-250'.A103" chart:label-cell-address="'arrayIncludeOptimized-250'.A1:'arrayIncludeOptimized-250'.A1" chart:class="chart:line">
            <chart:data-point chart:repeated="102"/>
          </chart:series>
          <chart:series chart:style-name="ch7" chart:values-cell-range-address="'arrayIncludeOptimized-250'.B2:'arrayIncludeOptimized-250'.B103" chart:label-cell-address="'arrayIncludeOptimized-250'.B1:'arrayIncludeOptimized-250'.B1" chart:class="chart:line">
            <chart:data-point chart:repeated="1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</text:p>
                <draw:g>
                  <svg:desc>'arrayIncludeOptimized-250'.A1:'arrayIncludeOptimized-250'.A1</svg:desc>
                </draw:g>
              </table:table-cell>
              <table:table-cell office:value-type="string">
                <text:p> total</text:p>
                <draw:g>
                  <svg:desc>'arrayIncludeOptimized-250'.B1:'arrayIncludeOptimized-25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5">
                <text:p>2.75</text:p>
                <draw:g>
                  <svg:desc>'arrayIncludeOptimized-250'.A2:'arrayIncludeOptimized-250'.A103</svg:desc>
                </draw:g>
              </table:table-cell>
              <table:table-cell office:value-type="float" office:value="5.68">
                <text:p>5.68</text:p>
                <draw:g>
                  <svg:desc>'arrayIncludeOptimized-250'.B2:'arrayIncludeOptimized-250'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9">
                <text:p>2.79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">
                <text:p>2.8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2">
                <text:p>2.82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3">
                <text:p>2.83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">
                <text:p>2.84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5">
                <text:p>2.8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5">
                <text:p>2.8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5">
                <text:p>2.8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5">
                <text:p>2.8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85">
                <text:p>2.85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5">
                <text:p>2.05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">
                <text:p>2.0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5">
                <text:p>2.05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6">
                <text:p>2.06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7">
                <text:p>2.07</text:p>
              </table:table-cell>
              <table:table-cell office:value-type="float" office:value="4.48">
                <text:p>4.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